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8.1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Quantités</text:p>
          </table:table-cell>
          <table:table-cell table:style-name="ce2" office:value-type="string" calcext:value-type="string">
            <text:p>Réf fabricant</text:p>
          </table:table-cell>
          <table:table-cell table:style-name="ce2" office:value-type="string" calcext:value-type="string">
            <text:p>Liens</text:p>
          </table:table-cell>
        </table:table-row>
        <table:table-row table:style-name="ro2">
          <table:table-cell/>
          <table:table-cell office:value-type="string" calcext:value-type="string">
            <text:p>Turbin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Underwater Thruster 12v-24v 40A Brushless Motor 4 Blade Propeller Propulsion </text:p>
          </table:table-cell>
          <table:table-cell office:value-type="string" calcext:value-type="string">
            <text:p><text:a xlink:href="https://www.aliexpress.com/p/tesla-landing/index.html?scenario=c_ppc_item_bridge&amp;productId=4000074645091&amp;_immersiveMode=true&amp;withMainCard=true&amp;src=google&amp;aff_platform=google&amp;isdl=y&amp;albch=shopping&amp;acnt=248-630-5778&amp;slnk=&amp;plac=&amp;mtctp=&amp;albbt=Google_7_shopping&amp;aff_short_key=UneMJZVf&amp;=&amp;albagn=888888&amp;ds_e_adid=&amp;ds_e_matchtype=&amp;ds_e_device=c&amp;ds_e_network=x&amp;ds_e_product_group_id=&amp;ds_e_product_id=fr4000074645091&amp;ds_e_product_merchant_id=107461524&amp;ds_e_product_country=FR&amp;ds_e_product_language=fr&amp;ds_e_product_channel=online&amp;ds_e_product_store_id=&amp;ds_url_v=2&amp;albcp=22967711955&amp;albag=&amp;isSmbAutoCall=false&amp;needSmbHouyi=false" xlink:type="simple">https://www.aliexpress.com/p/tesla-landing/index.html?scenario=c_ppc_item_bridge&amp;productId=4000074645091&amp;_immersiveMode=true&amp;withMainCard=true&amp;src=google&amp;aff_platform=google&amp;isdl=y&amp;albch=shopping&amp;acnt=248-630-5778&amp;slnk=&amp;plac=&amp;mtctp=&amp;albbt=Google_7_shopping&amp;aff_short_key=UneMJZVf&amp;=&amp;albagn=888888&amp;ds_e_adid=&amp;ds_e_matchtype=&amp;ds_e_device=c&amp;ds_e_network=x&amp;ds_e_product_group_id=&amp;ds_e_product_id=fr4000074645091&amp;ds_e_product_merchant_id=107461524&amp;ds_e_product_country=FR&amp;ds_e_product_language=fr&amp;ds_e_product_channel=online&amp;ds_e_product_store_id=&amp;ds_url_v=2&amp;albcp=22967711955&amp;albag=&amp;isSmbAutoCall=false&amp;needSmbHouyi=false</text:a></text:p>
          </table:table-cell>
        </table:table-row>
        <table:table-row table:style-name="ro1">
          <table:table-cell/>
          <table:table-cell office:value-type="string" calcext:value-type="string">
            <text:p>Raspberry P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spberry Pi Zero 2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5:36:06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5:33:24.364000000</meta:creation-date>
    <dc:date>2025-09-24T15:36:34.506000000</dc:date>
    <meta:editing-duration>PT1M44S</meta:editing-duration>
    <meta:editing-cycles>2</meta:editing-cycles>
    <meta:generator>LibreOffice/24.2.0.3$Windows_X86_64 LibreOffice_project/da48488a73ddd66ea24cf16bbc4f7b9c08e9bea1</meta:generator>
    <meta:document-statistic meta:table-count="1" meta:cell-count="12" meta:object-count="0"/>
  </office:meta>
</office:document-meta>
</file>